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CMU Serif"/>
    </style:style>
    <style:style style:name="ce3" style:family="table-cell" style:parent-style-name="Default" style:data-style-name="N33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3pt" svg:stroke-color="#cc0000" draw:marker-start="Arrow" draw:marker-start-width="10.15pt" draw:marker-end="" draw:marker-end-width="10.15pt" draw:textarea-horizontal-align="center" draw:textarea-vertical-align="middle" fo:padding-top="1.47pt" fo:padding-bottom="1.47pt" fo:padding-left="1.47pt" fo:padding-right="1.47pt"/>
    </style:style>
    <style:style style:name="gr3" style:family="graphic">
      <style:graphic-properties draw:stroke="none" svg:stroke-color="#000000" draw:fill="none" draw:fill-color="#ffffff" fo:min-height="16.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style:font-size-asian="12pt" style:font-size-complex="12pt"/>
    </style:style>
  </office:automatic-styles>
  <office:body>
    <office:spreadsheet>
      <table:calculation-settings table:automatic-find-labels="false"/>
      <table:table table:name="load-testing" table:style-name="ta1">
        <table:shapes>
          <draw:frame draw:z-index="0" draw:style-name="gr1" draw:text-style-name="P1" svg:width="699.9pt" svg:height="305.12pt" svg:x="427.04pt" svg:y="279.89pt">
            <loext:p draw:notify-on-update-of-ranges="'load-testing'.A2:'load-testing'.A26 'load-testing'.C1:'load-testing'.C1 'load-testing'.C2:'load-testing'.C26 'load-testing'.B1:'load-testing'.B1 'load-testing'.B2:'load-testing'.B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Relativ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ad Size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14:00</text:p>
          </table:table-cell>
          <table:table-cell office:value-type="float" office:value="1.95" calcext:value-type="float">
            <text:p>1.95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11704800" calcext:value-type="float">
            <text:p>1511704800</text:p>
          </table:table-cell>
          <table:table-cell office:value-type="float" office:value="1.95" calcext:value-type="float">
            <text:p>1.95</text:p>
          </table:table-cell>
          <table:table-cell office:value-type="float" office:value="1500" calcext:value-type="float">
            <text:p>1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4:15</text:p>
          </table:table-cell>
          <table:table-cell office:value-type="float" office:value="1.9" calcext:value-type="float">
            <text:p>1.9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E2]+900" office:value-type="float" office:value="1511705700" calcext:value-type="float">
            <text:p>1511705700</text:p>
          </table:table-cell>
          <table:table-cell office:value-type="float" office:value="1.9" calcext:value-type="float">
            <text:p>1.9</text:p>
          </table:table-cell>
          <table:table-cell office:value-type="float" office:value="1500" calcext:value-type="float">
            <text:p>1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4:30</text:p>
          </table:table-cell>
          <table:table-cell office:value-type="float" office:value="2.15" calcext:value-type="float">
            <text:p>2.15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E3]+900" office:value-type="float" office:value="1511706600" calcext:value-type="float">
            <text:p>1511706600</text:p>
          </table:table-cell>
          <table:table-cell office:value-type="float" office:value="2.15" calcext:value-type="float">
            <text:p>2.15</text:p>
          </table:table-cell>
          <table:table-cell office:value-type="float" office:value="1500" calcext:value-type="float">
            <text:p>1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4:45</text:p>
          </table:table-cell>
          <table:table-cell office:value-type="float" office:value="1.65" calcext:value-type="float">
            <text:p>1.65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E4]+900" office:value-type="float" office:value="1511707500" calcext:value-type="float">
            <text:p>1511707500</text:p>
          </table:table-cell>
          <table:table-cell office:value-type="float" office:value="1.65" calcext:value-type="float">
            <text:p>1.65</text:p>
          </table:table-cell>
          <table:table-cell office:value-type="float" office:value="1500" calcext:value-type="float">
            <text:p>1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5:00</text:p>
          </table:table-cell>
          <table:table-cell office:value-type="float" office:value="1.75" calcext:value-type="float">
            <text:p>1.75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5]+900" office:value-type="float" office:value="1511708400" calcext:value-type="float">
            <text:p>1511708400</text:p>
          </table:table-cell>
          <table:table-cell office:value-type="float" office:value="1.75" calcext:value-type="float">
            <text:p>1.75</text:p>
          </table:table-cell>
          <table:table-cell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5:15</text:p>
          </table:table-cell>
          <table:table-cell office:value-type="float" office:value="2.1" calcext:value-type="float">
            <text:p>2.1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6]+900" office:value-type="float" office:value="1511709300" calcext:value-type="float">
            <text:p>1511709300</text:p>
          </table:table-cell>
          <table:table-cell office:value-type="float" office:value="2.1" calcext:value-type="float">
            <text:p>2.1</text:p>
          </table:table-cell>
          <table:table-cell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5:30</text:p>
          </table:table-cell>
          <table:table-cell office:value-type="float" office:value="2.13" calcext:value-type="float">
            <text:p>2.13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7]+900" office:value-type="float" office:value="1511710200" calcext:value-type="float">
            <text:p>1511710200</text:p>
          </table:table-cell>
          <table:table-cell office:value-type="float" office:value="2.13" calcext:value-type="float">
            <text:p>2.13</text:p>
          </table:table-cell>
          <table:table-cell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5:45</text:p>
          </table:table-cell>
          <table:table-cell office:value-type="float" office:value="1.7" calcext:value-type="float">
            <text:p>1.7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8]+900" office:value-type="float" office:value="1511711100" calcext:value-type="float">
            <text:p>1511711100</text:p>
          </table:table-cell>
          <table:table-cell office:value-type="float" office:value="1.7" calcext:value-type="float">
            <text:p>1.7</text:p>
          </table:table-cell>
          <table:table-cell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6:00</text:p>
          </table:table-cell>
          <table:table-cell office:value-type="float" office:value="1.58" calcext:value-type="float">
            <text:p>1.58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E9]+900" office:value-type="float" office:value="1511712000" calcext:value-type="float">
            <text:p>1511712000</text:p>
          </table:table-cell>
          <table:table-cell office:value-type="float" office:value="1.58" calcext:value-type="float">
            <text:p>1.58</text:p>
          </table:table-cell>
          <table:table-cell office:value-type="float" office:value="1700" calcext:value-type="float">
            <text:p>17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6:15</text:p>
          </table:table-cell>
          <table:table-cell office:value-type="float" office:value="1.45" calcext:value-type="float">
            <text:p>1.45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E10]+900" office:value-type="float" office:value="1511712900" calcext:value-type="float">
            <text:p>1511712900</text:p>
          </table:table-cell>
          <table:table-cell office:value-type="float" office:value="1.45" calcext:value-type="float">
            <text:p>1.45</text:p>
          </table:table-cell>
          <table:table-cell office:value-type="float" office:value="1700" calcext:value-type="float">
            <text:p>17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6:30</text:p>
          </table:table-cell>
          <table:table-cell office:value-type="float" office:value="1.7" calcext:value-type="float">
            <text:p>1.7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E11]+900" office:value-type="float" office:value="1511713800" calcext:value-type="float">
            <text:p>1511713800</text:p>
          </table:table-cell>
          <table:table-cell office:value-type="float" office:value="1.7" calcext:value-type="float">
            <text:p>1.7</text:p>
          </table:table-cell>
          <table:table-cell office:value-type="float" office:value="1700" calcext:value-type="float">
            <text:p>17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6:45</text:p>
          </table:table-cell>
          <table:table-cell office:value-type="float" office:value="1.8" calcext:value-type="float">
            <text:p>1.8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E12]+900" office:value-type="float" office:value="1511714700" calcext:value-type="float">
            <text:p>1511714700</text:p>
          </table:table-cell>
          <table:table-cell office:value-type="float" office:value="1.8" calcext:value-type="float">
            <text:p>1.8</text:p>
          </table:table-cell>
          <table:table-cell office:value-type="float" office:value="1700" calcext:value-type="float">
            <text:p>17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7:00</text:p>
          </table:table-cell>
          <table:table-cell office:value-type="float" office:value="1.65" calcext:value-type="float">
            <text:p>1.65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E13]+900" office:value-type="float" office:value="1511715600" calcext:value-type="float">
            <text:p>1511715600</text:p>
          </table:table-cell>
          <table:table-cell office:value-type="float" office:value="1.65" calcext:value-type="float">
            <text:p>1.65</text:p>
          </table:table-cell>
          <table:table-cell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7:15</text:p>
          </table:table-cell>
          <table:table-cell office:value-type="float" office:value="1.87" calcext:value-type="float">
            <text:p>1.87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E14]+900" office:value-type="float" office:value="1511716500" calcext:value-type="float">
            <text:p>1511716500</text:p>
          </table:table-cell>
          <table:table-cell office:value-type="float" office:value="1.87" calcext:value-type="float">
            <text:p>1.87</text:p>
          </table:table-cell>
          <table:table-cell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7:30</text:p>
          </table:table-cell>
          <table:table-cell office:value-type="float" office:value="1.95" calcext:value-type="float">
            <text:p>1.95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E15]+900" office:value-type="float" office:value="1511717400" calcext:value-type="float">
            <text:p>1511717400</text:p>
          </table:table-cell>
          <table:table-cell office:value-type="float" office:value="1.95" calcext:value-type="float">
            <text:p>1.95</text:p>
          </table:table-cell>
          <table:table-cell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7:45</text:p>
          </table:table-cell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E16]+900" office:value-type="float" office:value="1511718300" calcext:value-type="float">
            <text:p>1511718300</text:p>
          </table:table-cell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8:00</text:p>
          </table:table-cell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/>
          <table:table-cell table:formula="of:=[.E17]+900" office:value-type="float" office:value="1511719200" calcext:value-type="float">
            <text:p>1511719200</text:p>
          </table:table-cell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8:15</text:p>
          </table:table-cell>
          <table:table-cell office:value-type="float" office:value="1.78" calcext:value-type="float">
            <text:p>1.78</text:p>
          </table:table-cell>
          <table:table-cell office:value-type="float" office:value="1900" calcext:value-type="float">
            <text:p>1900</text:p>
          </table:table-cell>
          <table:table-cell/>
          <table:table-cell table:formula="of:=[.E18]+900" office:value-type="float" office:value="1511720100" calcext:value-type="float">
            <text:p>1511720100</text:p>
          </table:table-cell>
          <table:table-cell office:value-type="float" office:value="1.78" calcext:value-type="float">
            <text:p>1.78</text:p>
          </table:table-cell>
          <table:table-cell office:value-type="float" office:value="1900" calcext:value-type="float">
            <text:p>1900</text:p>
          </table:table-cell>
          <table:table-cell table:number-columns-repeated="10"/>
          <table:table-cell table:style-name="ce2"/>
        </table:table-row>
        <table:table-row table:style-name="ro1">
          <table:table-cell table:style-name="ce1" office:value-type="string" calcext:value-type="string">
            <text:p>18:30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/>
          <table:table-cell table:formula="of:=[.E19]+900" office:value-type="float" office:value="1511721000" calcext:value-type="float">
            <text:p>1511721000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8:45</text:p>
          </table:table-cell>
          <table:table-cell office:value-type="float" office:value="1.85" calcext:value-type="float">
            <text:p>1.85</text:p>
          </table:table-cell>
          <table:table-cell office:value-type="float" office:value="1900" calcext:value-type="float">
            <text:p>1900</text:p>
          </table:table-cell>
          <table:table-cell/>
          <table:table-cell table:formula="of:=[.E20]+900" office:value-type="float" office:value="1511721900" calcext:value-type="float">
            <text:p>1511721900</text:p>
          </table:table-cell>
          <table:table-cell office:value-type="float" office:value="1.85" calcext:value-type="float">
            <text:p>1.85</text:p>
          </table:table-cell>
          <table:table-cell office:value-type="float" office:value="1900" calcext:value-type="float">
            <text:p>19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9:00</text:p>
          </table:table-cell>
          <table:table-cell office:value-type="float" office:value="1.9" calcext:value-type="float">
            <text:p>1.9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1]+900" office:value-type="float" office:value="1511722800" calcext:value-type="float">
            <text:p>1511722800</text:p>
          </table:table-cell>
          <table:table-cell office:value-type="float" office:value="1.9" calcext:value-type="float">
            <text:p>1.9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9:1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2]+900" office:value-type="float" office:value="1511723700" calcext:value-type="float">
            <text:p>151172370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9:30</text:p>
          </table:table-cell>
          <table:table-cell office:value-type="float" office:value="2.7" calcext:value-type="float">
            <text:p>2.7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3]+900" office:value-type="float" office:value="1511724600" calcext:value-type="float">
            <text:p>1511724600</text:p>
          </table:table-cell>
          <table:table-cell office:value-type="float" office:value="2.7" calcext:value-type="float">
            <text:p>2.7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9:45</text:p>
          </table:table-cell>
          <table:table-cell office:value-type="float" office:value="2.5" calcext:value-type="float">
            <text:p>2.5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4]+900" office:value-type="float" office:value="1511725500" calcext:value-type="float">
            <text:p>1511725500</text:p>
          </table:table-cell>
          <table:table-cell office:value-type="float" office:value="2.5" calcext:value-type="float">
            <text:p>2.5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20:00</text:p>
          </table:table-cell>
          <table:table-cell office:value-type="float" office:value="2.3" calcext:value-type="float">
            <text:p>2.3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5]+900" office:value-type="float" office:value="1511726400" calcext:value-type="float">
            <text:p>1511726400</text:p>
          </table:table-cell>
          <table:table-cell office:value-type="float" office:value="2.3" calcext:value-type="float">
            <text:p>2.3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5" calcext:value-type="float">
            <text:p>1.95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.9" calcext:value-type="float">
            <text:p>1.9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.15" calcext:value-type="float">
            <text:p>2.15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.65" calcext:value-type="float">
            <text:p>1.65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2.1" calcext:value-type="float">
            <text:p>2.1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.13" calcext:value-type="float">
            <text:p>2.13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.7" calcext:value-type="float">
            <text:p>1.7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8" calcext:value-type="float">
            <text:p>1.58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.45" calcext:value-type="float">
            <text:p>1.45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.7" calcext:value-type="float">
            <text:p>1.7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.8" calcext:value-type="float">
            <text:p>1.8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5" calcext:value-type="float">
            <text:p>1.65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.87" calcext:value-type="float">
            <text:p>1.87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.95" calcext:value-type="float">
            <text:p>1.95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.78" calcext:value-type="float">
            <text:p>1.78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.85" calcext:value-type="float">
            <text:p>1.85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.9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.7" calcext:value-type="float">
            <text:p>2.7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.5" calcext:value-type="float">
            <text:p>2.5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.3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</table:table>
      <table:table table:name="traffic-spikes" table:style-name="ta1">
        <table:shapes>
          <draw:frame draw:z-index="0" draw:style-name="gr1" draw:text-style-name="P1" svg:width="710.53pt" svg:height="326.21pt" svg:x="419.61pt" svg:y="102.95pt">
            <loext:p draw:notify-on-update-of-ranges="'traffic-spikes'.A2:'traffic-spikes'.A23 'traffic-spikes'.B1:'traffic-spikes'.B1 'traffic-spikes'.B2:'traffic-spikes'.B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z-index="1" draw:style-name="gr2" draw:text-style-name="P2" svg:x1="716.49pt" svg:y1="175.44pt" svg:x2="856.18pt" svg:y2="148.34pt">
            <text:p/>
          </draw:line>
          <draw:frame draw:z-index="2" draw:style-name="gr3" draw:text-style-name="P3" svg:width="67.1pt" svg:height="16.3pt" svg:x="730.01pt" svg:y="146.15pt">
            <draw:text-box>
              <text:p><text:span text:style-name="T1">TrafficSpike</text:span></text:p>
            </draw:text-box>
          </draw:frame>
        </table:shapes>
        <table:table-column table:style-name="co4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essions</text:p>
          </table:table-cell>
          <table:table-cell table:number-columns-repeated="3"/>
        </table:table-row>
        <table:table-row table:style-name="ro1">
          <table:table-cell office:value-type="date" office:date-value="2017-10-01" calcext:value-type="date">
            <text:p>Oct 01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4" office:value-type="float" office:value="1509494400" calcext:value-type="float">
            <text:p>1509494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7-10-02" calcext:value-type="date">
            <text:p>Oct 02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[.D2]+86400" office:value-type="float" office:value="1509580800" calcext:value-type="float">
            <text:p>1509580800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date" office:date-value="2017-10-03" calcext:value-type="date">
            <text:p>Oct 03</text:p>
          </table:table-cell>
          <table:table-cell office:value-type="float" office:value="1467" calcext:value-type="float">
            <text:p>1467</text:p>
          </table:table-cell>
          <table:table-cell/>
          <table:table-cell table:formula="of:=[.D3]+86400" office:value-type="float" office:value="1509667200" calcext:value-type="float">
            <text:p>150966720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date" office:date-value="2017-10-04" calcext:value-type="date">
            <text:p>Oct 04</text:p>
          </table:table-cell>
          <table:table-cell office:value-type="float" office:value="1678" calcext:value-type="float">
            <text:p>1678</text:p>
          </table:table-cell>
          <table:table-cell/>
          <table:table-cell table:formula="of:=[.D4]+86400" office:value-type="float" office:value="1509753600" calcext:value-type="float">
            <text:p>150975360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date" office:date-value="2017-10-05" calcext:value-type="date">
            <text:p>Oct 05</text:p>
          </table:table-cell>
          <table:table-cell office:value-type="float" office:value="1589" calcext:value-type="float">
            <text:p>1589</text:p>
          </table:table-cell>
          <table:table-cell/>
          <table:table-cell table:formula="of:=[.D5]+86400" office:value-type="float" office:value="1509840000" calcext:value-type="float">
            <text:p>1509840000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date" office:date-value="2017-10-06" calcext:value-type="date">
            <text:p>Oct 06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[.D6]+86400" office:value-type="float" office:value="1509926400" calcext:value-type="float">
            <text:p>150992640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date" office:date-value="2017-10-07" calcext:value-type="date">
            <text:p>Oct 07</text:p>
          </table:table-cell>
          <table:table-cell office:value-type="float" office:value="1790" calcext:value-type="float">
            <text:p>1790</text:p>
          </table:table-cell>
          <table:table-cell/>
          <table:table-cell table:formula="of:=[.D7]+86400" office:value-type="float" office:value="1510012800" calcext:value-type="float">
            <text:p>1510012800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date" office:date-value="2017-10-08" calcext:value-type="date">
            <text:p>Oct 08</text:p>
          </table:table-cell>
          <table:table-cell office:value-type="float" office:value="1567" calcext:value-type="float">
            <text:p>1567</text:p>
          </table:table-cell>
          <table:table-cell/>
          <table:table-cell table:formula="of:=[.D8]+86400" office:value-type="float" office:value="1510099200" calcext:value-type="float">
            <text:p>151009920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date" office:date-value="2017-10-09" calcext:value-type="date">
            <text:p>Oct 09</text:p>
          </table:table-cell>
          <table:table-cell office:value-type="float" office:value="1675" calcext:value-type="float">
            <text:p>1675</text:p>
          </table:table-cell>
          <table:table-cell/>
          <table:table-cell table:formula="of:=[.D9]+86400" office:value-type="float" office:value="1510185600" calcext:value-type="float">
            <text:p>1510185600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date" office:date-value="2017-10-10" calcext:value-type="date">
            <text:p>Oct 10</text:p>
          </table:table-cell>
          <table:table-cell office:value-type="float" office:value="1543" calcext:value-type="float">
            <text:p>1543</text:p>
          </table:table-cell>
          <table:table-cell/>
          <table:table-cell table:formula="of:=[.D10]+86400" office:value-type="float" office:value="1510272000" calcext:value-type="float">
            <text:p>1510272000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date" office:date-value="2017-10-11" calcext:value-type="date">
            <text:p>Oct 11</text:p>
          </table:table-cell>
          <table:table-cell office:value-type="float" office:value="2987" calcext:value-type="float">
            <text:p>2987</text:p>
          </table:table-cell>
          <table:table-cell/>
          <table:table-cell table:formula="of:=[.D11]+86400" office:value-type="float" office:value="1510358400" calcext:value-type="float">
            <text:p>1510358400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date" office:date-value="2017-10-12" calcext:value-type="date">
            <text:p>Oct 12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D12]+86400" office:value-type="float" office:value="1510444800" calcext:value-type="float">
            <text:p>15104448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date" office:date-value="2017-10-13" calcext:value-type="date">
            <text:p>Oct 13</text:p>
          </table:table-cell>
          <table:table-cell office:value-type="float" office:value="1678" calcext:value-type="float">
            <text:p>1678</text:p>
          </table:table-cell>
          <table:table-cell/>
          <table:table-cell table:formula="of:=[.D13]+86400" office:value-type="float" office:value="1510531200" calcext:value-type="float">
            <text:p>151053120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date" office:date-value="2017-10-14" calcext:value-type="date">
            <text:p>Oct 14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D14]+86400" office:value-type="float" office:value="1510617600" calcext:value-type="float">
            <text:p>15106176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date" office:date-value="2017-10-15" calcext:value-type="date">
            <text:p>Oct 1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[.D15]+86400" office:value-type="float" office:value="1510704000" calcext:value-type="float">
            <text:p>151070400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date" office:date-value="2017-10-16" calcext:value-type="date">
            <text:p>Oct 16</text:p>
          </table:table-cell>
          <table:table-cell office:value-type="float" office:value="987" calcext:value-type="float">
            <text:p>987</text:p>
          </table:table-cell>
          <table:table-cell/>
          <table:table-cell table:formula="of:=[.D16]+86400" office:value-type="float" office:value="1510790400" calcext:value-type="float">
            <text:p>1510790400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date" office:date-value="2017-10-17" calcext:value-type="date">
            <text:p>Oct 17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D17]+86400" office:value-type="float" office:value="1510876800" calcext:value-type="float">
            <text:p>15108768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date" office:date-value="2017-10-18" calcext:value-type="date">
            <text:p>Oct 18</text:p>
          </table:table-cell>
          <table:table-cell office:value-type="float" office:value="1786" calcext:value-type="float">
            <text:p>1786</text:p>
          </table:table-cell>
          <table:table-cell/>
          <table:table-cell table:formula="of:=[.D18]+86400" office:value-type="float" office:value="1510963200" calcext:value-type="float">
            <text:p>1510963200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date" office:date-value="2017-10-19" calcext:value-type="date">
            <text:p>Oct 19</text:p>
          </table:table-cell>
          <table:table-cell office:value-type="float" office:value="1755" calcext:value-type="float">
            <text:p>1755</text:p>
          </table:table-cell>
          <table:table-cell/>
          <table:table-cell table:formula="of:=[.D19]+86400" office:value-type="float" office:value="1511049600" calcext:value-type="float">
            <text:p>1511049600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date" office:date-value="2017-10-20" calcext:value-type="date">
            <text:p>Oct 20</text:p>
          </table:table-cell>
          <table:table-cell office:value-type="float" office:value="1698" calcext:value-type="float">
            <text:p>1698</text:p>
          </table:table-cell>
          <table:table-cell/>
          <table:table-cell table:formula="of:=[.D20]+86400" office:value-type="float" office:value="1511136000" calcext:value-type="float">
            <text:p>1511136000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date" office:date-value="2017-10-21" calcext:value-type="date">
            <text:p>Oct 21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[.D21]+86400" office:value-type="float" office:value="1511222400" calcext:value-type="float">
            <text:p>1511222400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date" office:date-value="2017-10-22" calcext:value-type="date">
            <text:p>Oct 22</text:p>
          </table:table-cell>
          <table:table-cell office:value-type="float" office:value="1645" calcext:value-type="float">
            <text:p>1645</text:p>
          </table:table-cell>
          <table:table-cell/>
          <table:table-cell table:formula="of:=[.D22]+86400" office:value-type="float" office:value="1511308800" calcext:value-type="float">
            <text:p>1511308800</text:p>
          </table:table-cell>
          <table:table-cell office:value-type="float" office:value="1645" calcext:value-type="float">
            <text:p>1645</text:p>
          </table:table-cell>
        </table:table-row>
      </table:table>
      <table:table table:name="Sheet3" table:style-name="ta1">
        <table:table-column table:style-name="co4" table:number-columns-repeated="6" table:default-cell-style-name="Default"/>
        <table:table-column table:style-name="co6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oad size</text:p>
          </table:table-cell>
          <table:table-cell office:value-type="string" calcext:value-type="string">
            <text:p>Memory</text:p>
          </table:table-cell>
          <table:table-cell table:number-columns-repeated="12"/>
        </table:table-row>
        <table:table-row table:style-name="ro1">
          <table:table-cell office:value-type="float" office:value="1511704800" calcext:value-type="float">
            <text:p>151170480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]+21600" office:value-type="float" office:value="1511726400" calcext:value-type="float">
            <text:p>151172640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Response time</text:p>
          </table:table-cell>
          <table:table-cell office:value-type="string" calcext:value-type="string">
            <text:p>Requests</text:p>
          </table:table-cell>
          <table:table-cell/>
          <table:table-cell office:value-type="string" calcext:value-type="string">
            <text:p>Response time</text:p>
          </table:table-cell>
          <table:table-cell office:value-type="string" calcext:value-type="string">
            <text:p>Requests</text:p>
          </table:table-cell>
          <table:table-cell table:number-columns-repeated="4"/>
        </table:table-row>
        <table:table-row table:style-name="ro1">
          <table:table-cell table:style-name="ce5" table:formula="of:=[.A3]+21600" office:value-type="float" office:value="1511748000" calcext:value-type="float">
            <text:p>1511748000</text:p>
          </table:table-cell>
          <table:table-cell office:value-type="float" office:value="0.52" calcext:value-type="float">
            <text:p>0.5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Jak spocitat percentil</text:p>
          </table:table-cell>
        </table:table-row>
        <table:table-row table:style-name="ro1">
          <table:table-cell table:formula="of:=[.A4]+21600" office:value-type="float" office:value="1511769600" calcext:value-type="float">
            <text:p>1511769600</text:p>
          </table:table-cell>
          <table:table-cell office:value-type="float" office:value="0.55" calcext:value-type="float">
            <text:p>0.5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mathhelp.net/calculators/probability-statistics/percentile-calculator/?i=1%2C2%2C2%2C+2%2C+3%2C+3%2C+4%2C+5%2C+6%2C+7%2C+7%2C+8%2C+8%2C+8%2C+8%2C+9%2C+9%2C+9%2C+9%2C+9%2C+9%2C+9%2C+10%2C+10%2C+10%2C+10%2C+10%2C+11%2C+11%2C+11%2C+11%2C+11%2C+12%2C+12%2C+12&amp;p=90&amp;steps=on</text:p>
          </table:table-cell>
        </table:table-row>
        <table:table-row table:style-name="ro1">
          <table:table-cell table:style-name="ce5" table:formula="of:=[.A5]+21600" office:value-type="float" office:value="1511791200" calcext:value-type="float">
            <text:p>1511791200</text:p>
          </table:table-cell>
          <table:table-cell office:value-type="float" office:value="0.63" calcext:value-type="float">
            <text:p>0.6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6]+21600" office:value-type="float" office:value="1511812800" calcext:value-type="float">
            <text:p>1511812800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5" table:formula="of:=[.A7]+21600" office:value-type="float" office:value="1511834400" calcext:value-type="float">
            <text:p>1511834400</text:p>
          </table:table-cell>
          <table:table-cell office:value-type="float" office:value="0.58" calcext:value-type="float">
            <text:p>0.5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8]+21600" office:value-type="float" office:value="1511856000" calcext:value-type="float">
            <text:p>1511856000</text:p>
          </table:table-cell>
          <table:table-cell office:value-type="float" office:value="0.62" calcext:value-type="float">
            <text:p>0.6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5" table:formula="of:=[.A9]+21600" office:value-type="float" office:value="1511877600" calcext:value-type="float">
            <text:p>1511877600</text:p>
          </table:table-cell>
          <table:table-cell office:value-type="float" office:value="0.55" calcext:value-type="float">
            <text:p>0.5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10]+21600" office:value-type="float" office:value="1511899200" calcext:value-type="float">
            <text:p>1511899200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5" table:formula="of:=[.A11]+21600" office:value-type="float" office:value="1511920800" calcext:value-type="float">
            <text:p>1511920800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12]+21600" office:value-type="float" office:value="1511942400" calcext:value-type="float">
            <text:p>1511942400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5" table:formula="of:=[.A13]+21600" office:value-type="float" office:value="1511964000" calcext:value-type="float">
            <text:p>1511964000</text:p>
          </table:table-cell>
          <table:table-cell office:value-type="float" office:value="0.85" calcext:value-type="float">
            <text:p>0.8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14]+21600" office:value-type="float" office:value="1511985600" calcext:value-type="float">
            <text:p>1511985600</text:p>
          </table:table-cell>
          <table:table-cell office:value-type="float" office:value="0.92" calcext:value-type="float">
            <text:p>0.9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5" table:formula="of:=[.A15]+21600" office:value-type="float" office:value="1512007200" calcext:value-type="float">
            <text:p>1512007200</text:p>
          </table:table-cell>
          <table:table-cell office:value-type="float" office:value="0.86" calcext:value-type="float">
            <text:p>0.8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6]+21600" office:value-type="float" office:value="1512028800" calcext:value-type="float">
            <text:p>1512028800</text:p>
          </table:table-cell>
          <table:table-cell office:value-type="float" office:value="0.96" calcext:value-type="float">
            <text:p>0.9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5" table:formula="of:=[.A17]+21600" office:value-type="float" office:value="1512050400" calcext:value-type="float">
            <text:p>1512050400</text:p>
          </table:table-cell>
          <table:table-cell office:value-type="float" office:value="0.85" calcext:value-type="float">
            <text:p>0.85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8]+21600" office:value-type="float" office:value="1512072000" calcext:value-type="float">
            <text:p>151207200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5" table:formula="of:=[.A19]+21600" office:value-type="float" office:value="1512093600" calcext:value-type="float">
            <text:p>1512093600</text:p>
          </table:table-cell>
          <table:table-cell office:value-type="float" office:value="1.36" calcext:value-type="float">
            <text:p>1.3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20]+21600" office:value-type="float" office:value="1512115200" calcext:value-type="float">
            <text:p>1512115200</text:p>
          </table:table-cell>
          <table:table-cell office:value-type="float" office:value="1.02" calcext:value-type="float">
            <text:p>1.02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5" table:formula="of:=[.A21]+21600" office:value-type="float" office:value="1512136800" calcext:value-type="float">
            <text:p>1512136800</text:p>
          </table:table-cell>
          <table:table-cell office:value-type="float" office:value="0.92" calcext:value-type="float">
            <text:p>0.92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22]+21600" office:value-type="float" office:value="1512158400" calcext:value-type="float">
            <text:p>1512158400</text:p>
          </table:table-cell>
          <table:table-cell office:value-type="float" office:value="1.03" calcext:value-type="float">
            <text:p>1.03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5" table:formula="of:=[.A23]+21600" office:value-type="float" office:value="1512180000" calcext:value-type="float">
            <text:p>1512180000</text:p>
          </table:table-cell>
          <table:table-cell office:value-type="float" office:value="3.8" calcext:value-type="float">
            <text:p>3.8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24]+21600" office:value-type="float" office:value="1512201600" calcext:value-type="float">
            <text:p>1512201600</text:p>
          </table:table-cell>
          <table:table-cell office:value-type="float" office:value="1.3" calcext:value-type="float">
            <text:p>1.3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5" table:formula="of:=[.A25]+21600" office:value-type="float" office:value="1512223200" calcext:value-type="float">
            <text:p>1512223200</text:p>
          </table:table-cell>
          <table:table-cell office:value-type="float" office:value="0.55" calcext:value-type="float">
            <text:p>0.55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26]+21600" office:value-type="float" office:value="1512244800" calcext:value-type="float">
            <text:p>1512244800</text:p>
          </table:table-cell>
          <table:table-cell office:value-type="float" office:value="0.63" calcext:value-type="float">
            <text:p>0.6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5" table:formula="of:=[.A27]+21600" office:value-type="float" office:value="1512266400" calcext:value-type="float">
            <text:p>1512266400</text:p>
          </table:table-cell>
          <table:table-cell office:value-type="float" office:value="0.7" calcext:value-type="float">
            <text:p>0.7</text:p>
          </table:table-cell>
          <table:table-cell table:number-columns-repeated="10"/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8]+21600" office:value-type="float" office:value="1512288000" calcext:value-type="float">
            <text:p>1512288000</text:p>
          </table:table-cell>
          <table:table-cell office:value-type="float" office:value="0.58" calcext:value-type="float">
            <text:p>0.58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5" table:formula="of:=[.A29]+21600" office:value-type="float" office:value="1512309600" calcext:value-type="float">
            <text:p>1512309600</text:p>
          </table:table-cell>
          <table:table-cell office:value-type="float" office:value="0.62" calcext:value-type="float">
            <text:p>0.62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30]+21600" office:value-type="float" office:value="1512331200" calcext:value-type="float">
            <text:p>1512331200</text:p>
          </table:table-cell>
          <table:table-cell office:value-type="float" office:value="0.55" calcext:value-type="float">
            <text:p>0.5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5" table:formula="of:=[.A31]+21600" office:value-type="float" office:value="1512352800" calcext:value-type="float">
            <text:p>1512352800</text:p>
          </table:table-cell>
          <table:table-cell office:value-type="float" office:value="0.6" calcext:value-type="float">
            <text:p>0.6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32]+21600" office:value-type="float" office:value="1512374400" calcext:value-type="float">
            <text:p>1512374400</text:p>
          </table:table-cell>
          <table:table-cell office:value-type="float" office:value="0.55" calcext:value-type="float">
            <text:p>0.55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5" table:formula="of:=[.A33]+21600" office:value-type="float" office:value="1512396000" calcext:value-type="float">
            <text:p>1512396000</text:p>
          </table:table-cell>
          <table:table-cell office:value-type="float" office:value="0.97" calcext:value-type="float">
            <text:p>0.97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34]+21600" office:value-type="float" office:value="1512417600" calcext:value-type="float">
            <text:p>1512417600</text:p>
          </table:table-cell>
          <table:table-cell office:value-type="float" office:value="2.3" calcext:value-type="float">
            <text:p>2.3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5" table:formula="of:=[.A35]+21600" office:value-type="float" office:value="1512439200" calcext:value-type="float">
            <text:p>1512439200</text:p>
          </table:table-cell>
          <table:table-cell office:value-type="float" office:value="0.62" calcext:value-type="float">
            <text:p>0.62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36]+21600" office:value-type="float" office:value="1512460800" calcext:value-type="float">
            <text:p>1512460800</text:p>
          </table:table-cell>
          <table:table-cell office:value-type="float" office:value="0.55" calcext:value-type="float">
            <text:p>0.55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5" table:formula="of:=[.A37]+21600" office:value-type="float" office:value="1512482400" calcext:value-type="float">
            <text:p>1512482400</text:p>
          </table:table-cell>
          <table:table-cell office:value-type="float" office:value="0.6" calcext:value-type="float">
            <text:p>0.6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8]+21600" office:value-type="float" office:value="1512504000" calcext:value-type="float">
            <text:p>1512504000</text:p>
          </table:table-cell>
          <table:table-cell office:value-type="float" office:value="0.7" calcext:value-type="float">
            <text:p>0.7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5" table:formula="of:=[.A39]+21600" office:value-type="float" office:value="1512525600" calcext:value-type="float">
            <text:p>1512525600</text:p>
          </table:table-cell>
          <table:table-cell office:value-type="float" office:value="0.9" calcext:value-type="float">
            <text:p>0.9</text:p>
          </table:table-cell>
          <table:table-cell table:number-columns-repeated="10"/>
          <table:table-cell table:formula="of:=MEDIAN([.M5:.M39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40]+21600" office:value-type="float" office:value="1512547200" calcext:value-type="float">
            <text:p>1512547200</text:p>
          </table:table-cell>
          <table:table-cell office:value-type="float" office:value="0.85" calcext:value-type="float">
            <text:p>0.85</text:p>
          </table:table-cell>
          <table:table-cell table:number-columns-repeated="13"/>
        </table:table-row>
        <table:table-row table:style-name="ro1">
          <table:table-cell table:style-name="ce5" table:formula="of:=[.A41]+21600" office:value-type="float" office:value="1512568800" calcext:value-type="float">
            <text:p>1512568800</text:p>
          </table:table-cell>
          <table:table-cell office:value-type="float" office:value="0.92" calcext:value-type="float">
            <text:p>0.92</text:p>
          </table:table-cell>
          <table:table-cell table:number-columns-repeated="13"/>
        </table:table-row>
        <table:table-row table:style-name="ro1">
          <table:table-cell table:formula="of:=[.A42]+21600" office:value-type="float" office:value="1512590400" calcext:value-type="float">
            <text:p>1512590400</text:p>
          </table:table-cell>
          <table:table-cell office:value-type="float" office:value="0.86" calcext:value-type="float">
            <text:p>0.86</text:p>
          </table:table-cell>
          <table:table-cell table:number-columns-repeated="13"/>
        </table:table-row>
        <table:table-row table:style-name="ro1">
          <table:table-cell table:style-name="ce5" table:formula="of:=[.A43]+21600" office:value-type="float" office:value="1512612000" calcext:value-type="float">
            <text:p>1512612000</text:p>
          </table:table-cell>
          <table:table-cell office:value-type="float" office:value="0.96" calcext:value-type="float">
            <text:p>0.96</text:p>
          </table:table-cell>
          <table:table-cell table:number-columns-repeated="13"/>
        </table:table-row>
        <table:table-row table:style-name="ro1">
          <table:table-cell table:formula="of:=[.A44]+21600" office:value-type="float" office:value="1512633600" calcext:value-type="float">
            <text:p>1512633600</text:p>
          </table:table-cell>
          <table:table-cell office:value-type="float" office:value="0.62" calcext:value-type="float">
            <text:p>0.62</text:p>
          </table:table-cell>
          <table:table-cell table:number-columns-repeated="13"/>
        </table:table-row>
        <table:table-row table:style-name="ro1">
          <table:table-cell table:style-name="ce5" table:formula="of:=[.A45]+21600" office:value-type="float" office:value="1512655200" calcext:value-type="float">
            <text:p>1512655200</text:p>
          </table:table-cell>
          <table:table-cell office:value-type="float" office:value="0.55" calcext:value-type="float">
            <text:p>0.55</text:p>
          </table:table-cell>
          <table:table-cell table:number-columns-repeated="13"/>
        </table:table-row>
        <table:table-row table:style-name="ro1">
          <table:table-cell table:formula="of:=[.A46]+21600" office:value-type="float" office:value="1512676800" calcext:value-type="float">
            <text:p>1512676800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table:style-name="ce5" table:formula="of:=[.A47]+21600" office:value-type="float" office:value="1512698400" calcext:value-type="float">
            <text:p>1512698400</text:p>
          </table:table-cell>
          <table:table-cell office:value-type="float" office:value="1.96" calcext:value-type="float">
            <text:p>1.96</text:p>
          </table:table-cell>
          <table:table-cell table:number-columns-repeated="13"/>
        </table:table-row>
        <table:table-row table:style-name="ro1">
          <table:table-cell table:formula="of:=[.A48]+21600" office:value-type="float" office:value="1512720000" calcext:value-type="float">
            <text:p>1512720000</text:p>
          </table:table-cell>
          <table:table-cell office:value-type="float" office:value="0.99" calcext:value-type="float">
            <text:p>0.99</text:p>
          </table:table-cell>
          <table:table-cell table:number-columns-repeated="13"/>
        </table:table-row>
        <table:table-row table:style-name="ro1">
          <table:table-cell table:style-name="ce5" table:formula="of:=[.A49]+21600" office:value-type="float" office:value="1512741600" calcext:value-type="float">
            <text:p>1512741600</text:p>
          </table:table-cell>
          <table:table-cell office:value-type="float" office:value="1.04" calcext:value-type="float">
            <text:p>1.04</text:p>
          </table:table-cell>
          <table:table-cell table:number-columns-repeated="13"/>
        </table:table-row>
        <table:table-row table:style-name="ro1">
          <table:table-cell table:formula="of:=[.A50]+21600" office:value-type="float" office:value="1512763200" calcext:value-type="float">
            <text:p>1512763200</text:p>
          </table:table-cell>
          <table:table-cell office:value-type="float" office:value="1.12" calcext:value-type="float">
            <text:p>1.12</text:p>
          </table:table-cell>
          <table:table-cell table:number-columns-repeated="13"/>
        </table:table-row>
        <table:table-row table:style-name="ro1">
          <table:table-cell table:style-name="ce5" table:formula="of:=[.A51]+21600" office:value-type="float" office:value="1512784800" calcext:value-type="float">
            <text:p>1512784800</text:p>
          </table:table-cell>
          <table:table-cell office:value-type="float" office:value="0.62" calcext:value-type="float">
            <text:p>0.62</text:p>
          </table:table-cell>
          <table:table-cell table:number-columns-repeated="13"/>
        </table:table-row>
        <table:table-row table:style-name="ro1">
          <table:table-cell table:formula="of:=[.A52]+21600" office:value-type="float" office:value="1512806400" calcext:value-type="float">
            <text:p>1512806400</text:p>
          </table:table-cell>
          <table:table-cell office:value-type="float" office:value="0.55" calcext:value-type="float">
            <text:p>0.55</text:p>
          </table:table-cell>
          <table:table-cell table:number-columns-repeated="13"/>
        </table:table-row>
        <table:table-row table:style-name="ro1">
          <table:table-cell table:style-name="ce5" table:formula="of:=[.A53]+21600" office:value-type="float" office:value="1512828000" calcext:value-type="float">
            <text:p>1512828000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table:formula="of:=[.A54]+21600" office:value-type="float" office:value="1512849600" calcext:value-type="float">
            <text:p>1512849600</text:p>
          </table:table-cell>
          <table:table-cell office:value-type="float" office:value="0.62" calcext:value-type="float">
            <text:p>0.62</text:p>
          </table:table-cell>
          <table:table-cell table:number-columns-repeated="13"/>
        </table:table-row>
        <table:table-row table:style-name="ro1">
          <table:table-cell table:style-name="ce5" table:formula="of:=[.A55]+21600" office:value-type="float" office:value="1512871200" calcext:value-type="float">
            <text:p>1512871200</text:p>
          </table:table-cell>
          <table:table-cell office:value-type="float" office:value="1.55" calcext:value-type="float">
            <text:p>1.55</text:p>
          </table:table-cell>
          <table:table-cell table:number-columns-repeated="13"/>
        </table:table-row>
        <table:table-row table:style-name="ro1">
          <table:table-cell table:formula="of:=[.A56]+21600" office:value-type="float" office:value="1512892800" calcext:value-type="float">
            <text:p>1512892800</text:p>
          </table:table-cell>
          <table:table-cell office:value-type="float" office:value="0.76" calcext:value-type="float">
            <text:p>0.76</text:p>
          </table:table-cell>
          <table:table-cell table:number-columns-repeated="13"/>
        </table:table-row>
        <table:table-row table:style-name="ro1">
          <table:table-cell table:style-name="ce5" table:formula="of:=[.A57]+21600" office:value-type="float" office:value="1512914400" calcext:value-type="float">
            <text:p>1512914400</text:p>
          </table:table-cell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table:formula="of:=[.A58]+21600" office:value-type="float" office:value="1512936000" calcext:value-type="float">
            <text:p>1512936000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table:style-name="ce5" table:formula="of:=[.A59]+21600" office:value-type="float" office:value="1512957600" calcext:value-type="float">
            <text:p>1512957600</text:p>
          </table:table-cell>
          <table:table-cell office:value-type="float" office:value="0.62" calcext:value-type="float">
            <text:p>0.62</text:p>
          </table:table-cell>
          <table:table-cell table:number-columns-repeated="13"/>
        </table:table-row>
        <table:table-row table:style-name="ro1">
          <table:table-cell table:formula="of:=[.A60]+21600" office:value-type="float" office:value="1512979200" calcext:value-type="float">
            <text:p>1512979200</text:p>
          </table:table-cell>
          <table:table-cell office:value-type="float" office:value="0.52" calcext:value-type="float">
            <text:p>0.52</text:p>
          </table:table-cell>
          <table:table-cell table:number-columns-repeated="13"/>
        </table:table-row>
        <table:table-row table:style-name="ro1">
          <table:table-cell table:style-name="ce5" table:formula="of:=[.A61]+21600" office:value-type="float" office:value="1513000800" calcext:value-type="float">
            <text:p>1513000800</text:p>
          </table:table-cell>
          <table:table-cell office:value-type="float" office:value="0.55" calcext:value-type="float">
            <text:p>0.55</text:p>
          </table:table-cell>
          <table:table-cell table:number-columns-repeated="13"/>
        </table:table-row>
        <table:table-row table:style-name="ro1">
          <table:table-cell table:formula="of:=[.A62]+21600" office:value-type="float" office:value="1513022400" calcext:value-type="float">
            <text:p>1513022400</text:p>
          </table:table-cell>
          <table:table-cell office:value-type="float" office:value="0.63" calcext:value-type="float">
            <text:p>0.63</text:p>
          </table:table-cell>
          <table:table-cell table:number-columns-repeated="13"/>
        </table:table-row>
        <table:table-row table:style-name="ro1">
          <table:table-cell table:style-name="ce5" table:formula="of:=[.A63]+21600" office:value-type="float" office:value="1513044000" calcext:value-type="float">
            <text:p>1513044000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formula="of:=[.A64]+21600" office:value-type="float" office:value="1513065600" calcext:value-type="float">
            <text:p>1513065600</text:p>
          </table:table-cell>
          <table:table-cell office:value-type="float" office:value="0.58" calcext:value-type="float">
            <text:p>0.58</text:p>
          </table:table-cell>
          <table:table-cell table:number-columns-repeated="13"/>
        </table:table-row>
        <table:table-row table:style-name="ro1">
          <table:table-cell table:style-name="ce5" table:formula="of:=[.A65]+21600" office:value-type="float" office:value="1513087200" calcext:value-type="float">
            <text:p>1513087200</text:p>
          </table:table-cell>
          <table:table-cell office:value-type="float" office:value="0.62" calcext:value-type="float">
            <text:p>0.62</text:p>
          </table:table-cell>
          <table:table-cell table:number-columns-repeated="13"/>
        </table:table-row>
        <table:table-row table:style-name="ro1">
          <table:table-cell table:formula="of:=[.A66]+21600" office:value-type="float" office:value="1513108800" calcext:value-type="float">
            <text:p>1513108800</text:p>
          </table:table-cell>
          <table:table-cell office:value-type="float" office:value="2.02" calcext:value-type="float">
            <text:p>2.02</text:p>
          </table:table-cell>
          <table:table-cell table:number-columns-repeated="13"/>
        </table:table-row>
        <table:table-row table:style-name="ro1">
          <table:table-cell table:style-name="ce5" table:formula="of:=[.A67]+21600" office:value-type="float" office:value="1513130400" calcext:value-type="float">
            <text:p>1513130400</text:p>
          </table:table-cell>
          <table:table-cell office:value-type="float" office:value="1.92" calcext:value-type="float">
            <text:p>1.92</text:p>
          </table:table-cell>
          <table:table-cell table:number-columns-repeated="13"/>
        </table:table-row>
        <table:table-row table:style-name="ro1">
          <table:table-cell table:formula="of:=[.A68]+21600" office:value-type="float" office:value="1513152000" calcext:value-type="float">
            <text:p>1513152000</text:p>
          </table:table-cell>
          <table:table-cell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table:style-name="ce5" table:formula="of:=[.A69]+21600" office:value-type="float" office:value="1513173600" calcext:value-type="float">
            <text:p>1513173600</text:p>
          </table:table-cell>
          <table:table-cell office:value-type="float" office:value="0.92" calcext:value-type="float">
            <text:p>0.92</text:p>
          </table:table-cell>
          <table:table-cell table:number-columns-repeated="13"/>
        </table:table-row>
        <table:table-row table:style-name="ro1">
          <table:table-cell table:formula="of:=[.A70]+21600" office:value-type="float" office:value="1513195200" calcext:value-type="float">
            <text:p>1513195200</text:p>
          </table:table-cell>
          <table:table-cell office:value-type="float" office:value="0.86" calcext:value-type="float">
            <text:p>0.86</text:p>
          </table:table-cell>
          <table:table-cell table:number-columns-repeated="13"/>
        </table:table-row>
        <table:table-row table:style-name="ro1">
          <table:table-cell table:style-name="ce5" table:formula="of:=[.A71]+21600" office:value-type="float" office:value="1513216800" calcext:value-type="float">
            <text:p>1513216800</text:p>
          </table:table-cell>
          <table:table-cell office:value-type="float" office:value="0.96" calcext:value-type="float">
            <text:p>0.96</text:p>
          </table:table-cell>
          <table:table-cell table:number-columns-repeated="13"/>
        </table:table-row>
        <table:table-row table:style-name="ro1">
          <table:table-cell table:formula="of:=[.A72]+21600" office:value-type="float" office:value="1513238400" calcext:value-type="float">
            <text:p>1513238400</text:p>
          </table:table-cell>
          <table:table-cell office:value-type="float" office:value="0.85" calcext:value-type="float">
            <text:p>0.85</text:p>
          </table:table-cell>
          <table:table-cell table:number-columns-repeated="13"/>
        </table:table-row>
        <table:table-row table:style-name="ro1">
          <table:table-cell table:style-name="ce5" table:formula="of:=[.A73]+21600" office:value-type="float" office:value="1513260000" calcext:value-type="float">
            <text:p>1513260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formula="of:=[.A74]+21600" office:value-type="float" office:value="1513281600" calcext:value-type="float">
            <text:p>1513281600</text:p>
          </table:table-cell>
          <table:table-cell office:value-type="float" office:value="1.36" calcext:value-type="float">
            <text:p>1.36</text:p>
          </table:table-cell>
          <table:table-cell table:number-columns-repeated="13"/>
        </table:table-row>
        <table:table-row table:style-name="ro1">
          <table:table-cell table:style-name="ce5" table:formula="of:=[.A75]+21600" office:value-type="float" office:value="1513303200" calcext:value-type="float">
            <text:p>1513303200</text:p>
          </table:table-cell>
          <table:table-cell office:value-type="float" office:value="1.02" calcext:value-type="float">
            <text:p>1.02</text:p>
          </table:table-cell>
          <table:table-cell table:number-columns-repeated="13"/>
        </table:table-row>
        <table:table-row table:style-name="ro1">
          <table:table-cell table:formula="of:=[.A76]+21600" office:value-type="float" office:value="1513324800" calcext:value-type="float">
            <text:p>1513324800</text:p>
          </table:table-cell>
          <table:table-cell office:value-type="float" office:value="0.92" calcext:value-type="float">
            <text:p>0.92</text:p>
          </table:table-cell>
          <table:table-cell table:number-columns-repeated="13"/>
        </table:table-row>
        <table:table-row table:style-name="ro1">
          <table:table-cell table:style-name="ce5" table:formula="of:=[.A77]+21600" office:value-type="float" office:value="1513346400" calcext:value-type="float">
            <text:p>1513346400</text:p>
          </table:table-cell>
          <table:table-cell office:value-type="float" office:value="0.86" calcext:value-type="float">
            <text:p>0.86</text:p>
          </table:table-cell>
          <table:table-cell table:number-columns-repeated="13"/>
        </table:table-row>
        <table:table-row table:style-name="ro1">
          <table:table-cell table:formula="of:=[.A78]+21600" office:value-type="float" office:value="1513368000" calcext:value-type="float">
            <text:p>1513368000</text:p>
          </table:table-cell>
          <table:table-cell office:value-type="float" office:value="0.96" calcext:value-type="float">
            <text:p>0.96</text:p>
          </table:table-cell>
          <table:table-cell table:number-columns-repeated="13"/>
        </table:table-row>
        <table:table-row table:style-name="ro1">
          <table:table-cell table:style-name="ce5" table:formula="of:=[.A79]+21600" office:value-type="float" office:value="1513389600" calcext:value-type="float">
            <text:p>151338960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23:50:17.726450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20T00:01:51.809282090</dc:date>
    <meta:editing-duration>PT18H20M50S</meta:editing-duration>
    <meta:editing-cycles>20</meta:editing-cycles>
    <meta:document-statistic meta:table-count="3" meta:cell-count="5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tick-marks-major-inner="false" chart:tick-marks-major-outer="false" chart:logarithmic="false" chart:reverse-direction="false" text:line-break="true" loext:try-staggering-first="false" chart:link-data-style-to-source="true" chart:axis-position="0" style:rotation-angle="1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CMU Serif'" style:font-style-name="Roman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CMU Serif'" style:font-style-name="Roman" style:font-family-generic="roman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000099" draw:fill-color="#000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92cm" svg:height="10.765cm" xlink:href=".." xlink:type="simple" chart:class="chart:line" chart:column-mapping="1 0" chart:style-name="ch1">
        <chart:title svg:x="10.729cm" svg:y="0.351cm" chart:style-name="ch2">
          <text:p>Load Testing</text:p>
        </chart:title>
        <chart:legend chart:legend-position="top" svg:x="10.074cm" svg:y="1.489cm" style:legend-expansion="wide" chart:style-name="ch3"/>
        <chart:plot-area chart:style-name="ch4" table:cell-range-address="'load-testing'.A1:'load-testing'.C26" chart:data-source-has-labels="both" svg:x="1.504cm" svg:y="2.302cm" svg:width="21.641cm" svg:height="7.267cm">
          <chartooo:coordinate-region svg:x="2.496cm" svg:y="2.502cm" svg:width="19.736cm" svg:height="6.556cm"/>
          <chart:axis chart:dimension="x" chart:name="primary-x" chart:style-name="ch5" chartooo:axis-type="auto">
            <chartooo:date-scale/>
            <chart:title svg:x="10.56cm" svg:y="9.784cm" chart:style-name="ch6">
              <text:p>Relative Time (HH:MM)</text:p>
            </chart:title>
            <chart:categories table:cell-range-address="'load-testing'.A2:'load-testing'.A26"/>
          </chart:axis>
          <chart:axis chart:dimension="y" chart:name="primary-y" chart:style-name="ch7">
            <chart:title svg:x="0.451cm" svg:y="6.667cm" chart:style-name="ch8">
              <text:p>Load Size</text:p>
            </chart:title>
            <chart:grid chart:style-name="ch9" chart:class="major"/>
          </chart:axis>
          <chart:axis chart:dimension="y" chart:name="secondary-y" chart:style-name="ch10">
            <chart:title svg:x="23.638cm" svg:y="7.13cm" chart:style-name="ch8">
              <text:p>Time (secconds)</text:p>
            </chart:title>
          </chart:axis>
          <chart:series chart:attached-axis="primary-y" chart:style-name="ch11" chart:values-cell-range-address="'load-testing'.C2:'load-testing'.C26" chart:label-cell-address="'load-testing'.C1:'load-testing'.C1" chart:class="chart:line">
            <chart:data-point chart:repeated="25"/>
          </chart:series>
          <chart:series chart:attached-axis="secondary-y" chart:style-name="ch12" chart:values-cell-range-address="'load-testing'.B2:'load-testing'.B26" chart:label-cell-address="'load-testing'.B1:'load-testing'.B1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Size</text:p>
                <draw:g>
                  <svg:desc>'load-testing'.C1:'load-testing'.C1</svg:desc>
                </draw:g>
              </table:table-cell>
              <table:table-cell office:value-type="string">
                <text:p>Time</text:p>
                <draw:g>
                  <svg:desc>'load-testing'.B1:'load-testing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00</text:p>
                <draw:g>
                  <svg:desc>'load-testing'.A2:'load-testing'.A26</svg:desc>
                </draw:g>
              </table:table-cell>
              <table:table-cell office:value-type="float" office:value="1500">
                <text:p>1500</text:p>
                <draw:g>
                  <svg:desc>'load-testing'.C2:'load-testing'.C26</svg:desc>
                </draw:g>
              </table:table-cell>
              <table:table-cell office:value-type="float" office:value="1.95">
                <text:p>1.95</text:p>
                <draw:g>
                  <svg:desc>'load-testing'.B2:'load-testing'.B26</svg:desc>
                </draw:g>
              </table:table-cell>
            </table:table-row>
            <table:table-row>
              <table:table-cell office:value-type="string">
                <text:p>14:15</text:p>
              </table:table-cell>
              <table:table-cell office:value-type="float" office:value="1500">
                <text:p>15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:30</text:p>
              </table:table-cell>
              <table:table-cell office:value-type="float" office:value="1500">
                <text:p>15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4:45</text:p>
              </table:table-cell>
              <table:table-cell office:value-type="float" office:value="1500">
                <text:p>1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1600">
                <text:p>160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5:15</text:p>
              </table:table-cell>
              <table:table-cell office:value-type="float" office:value="1600">
                <text:p>16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:30</text:p>
              </table:table-cell>
              <table:table-cell office:value-type="float" office:value="1600">
                <text:p>16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5:45</text:p>
              </table:table-cell>
              <table:table-cell office:value-type="float" office:value="1600">
                <text:p>16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1700">
                <text:p>170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6:15</text:p>
              </table:table-cell>
              <table:table-cell office:value-type="float" office:value="1700">
                <text:p>17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6:30</text:p>
              </table:table-cell>
              <table:table-cell office:value-type="float" office:value="1700">
                <text:p>17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:45</text:p>
              </table:table-cell>
              <table:table-cell office:value-type="float" office:value="1700">
                <text:p>17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800">
                <text:p>18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7:15</text:p>
              </table:table-cell>
              <table:table-cell office:value-type="float" office:value="1800">
                <text:p>18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7:30</text:p>
              </table:table-cell>
              <table:table-cell office:value-type="float" office:value="1800">
                <text:p>180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7:45</text:p>
              </table:table-cell>
              <table:table-cell office:value-type="float" office:value="1800">
                <text:p>18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900">
                <text:p>1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5</text:p>
              </table:table-cell>
              <table:table-cell office:value-type="float" office:value="1900">
                <text:p>190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8:30</text:p>
              </table:table-cell>
              <table:table-cell office:value-type="float" office:value="1900">
                <text:p>19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45</text:p>
              </table:table-cell>
              <table:table-cell office:value-type="float" office:value="1900">
                <text:p>190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9:15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:30</text:p>
              </table:table-cell>
              <table:table-cell office:value-type="float" office:value="2000">
                <text:p>20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9:45</text:p>
              </table:table-cell>
              <table:table-cell office:value-type="float" office:value="2000">
                <text:p>2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2000">
                <text:p>2000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000099" draw:fill-color="#3399ff" draw:opacity="3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67cm" svg:height="11.509cm" xlink:href=".." xlink:type="simple" chart:class="chart:area" chart:style-name="ch1">
        <chart:title svg:x="11.127cm" svg:y="0.366cm" chart:style-name="ch2">
          <text:p>Traffic Spikes</text:p>
        </chart:title>
        <chart:plot-area chart:style-name="ch3" table:cell-range-address="'traffic-spikes'.A1:'traffic-spikes'.B23" chart:data-source-has-labels="both" svg:x="1.561cm" svg:y="1.401cm" svg:width="23.005cm" svg:height="8.848cm">
          <chartooo:coordinate-region svg:x="2.553cm" svg:y="1.6cm" svg:width="22.013cm" svg:height="8.002cm"/>
          <chart:axis chart:dimension="x" chart:name="primary-x" chart:style-name="ch4" chartooo:axis-type="date">
            <chartooo:date-scale chart:major-interval-value="5" chart:major-interval-unit="days"/>
            <chart:title svg:x="12.628cm" svg:y="10.48cm" chart:style-name="ch5">
              <text:p>Date</text:p>
            </chart:title>
            <chart:categories table:cell-range-address="'traffic-spikes'.A2:'traffic-spikes'.A23"/>
          </chart:axis>
          <chart:axis chart:dimension="y" chart:name="primary-y" chart:style-name="ch6">
            <chart:title svg:x="0.451cm" svg:y="7.001cm" chart:style-name="ch7">
              <text:p>Sessions Count</text:p>
            </chart:title>
            <chart:grid chart:style-name="ch8" chart:class="major"/>
          </chart:axis>
          <chart:series chart:style-name="ch9" chart:values-cell-range-address="'traffic-spikes'.B2:'traffic-spikes'.B23" chart:label-cell-address="'traffic-spikes'.B1:'traffic-spikes'.B1" chart:class="chart:area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ssions</text:p>
                <draw:g>
                  <svg:desc>'traffic-spikes'.B1:'traffic-spikes'.B1</svg:desc>
                </draw:g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'traffic-spikes'.A2:'traffic-spikes'.A23</svg:desc>
                </draw:g>
              </table:table-cell>
              <table:table-cell office:value-type="float" office:value="1500">
                <text:p>1500</text:p>
                <draw:g>
                  <svg:desc>'traffic-spikes'.B2:'traffic-spikes'.B23</svg:desc>
                </draw:g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645">
                <text:p>1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  <draw:stroke-dash draw:name="ChartDash_20_2" draw:display-name="ChartDash 2" draw:style="rect" draw:dots1="1" draw:dots1-length="197%" draw:distance="197%"/>
    <draw:stroke-dash draw:name="ChartDash_20_3" draw:display-name="ChartDash 3" draw:style="rect" draw:dots1="2" draw:dots1-length="0.051cm" draw:dots2="3" draw:dots2-length="0.254cm" draw:distance="0.127cm"/>
  </office:styles>
</office:document-styles>
</file>